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cc61" officeooo:paragraph-rsid="0015cc61"/>
    </style:style>
    <style:style style:name="P2" style:family="paragraph" style:parent-style-name="Standard">
      <style:text-properties officeooo:rsid="0019b36a" officeooo:paragraph-rsid="0019b36a"/>
    </style:style>
    <style:style style:name="T1" style:family="text">
      <style:text-properties officeooo:rsid="0017bb84"/>
    </style:style>
    <style:style style:name="T2" style:family="text">
      <style:text-properties officeooo:rsid="0019b36a"/>
    </style:style>
    <style:style style:name="T3" style:family="text">
      <style:text-properties officeooo:rsid="001ad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 ! Bienvenu sur mon CV de <text:span text:style-name="T2">D</text:span>éveloppeur <text:span text:style-name="T2">W</text:span>eb et <text:span text:style-name="T2">W</text:span>eb <text:span text:style-name="T2">M</text:span>obile junior. <text:span text:style-name="T1">O</text:span>riginaire d’Amiens, j’étudie en ce moment à La Manu Amiens dans leur formation intensive, <text:span text:style-name="T1">où je m’épanouis dans ce secteur évoluant de jour en jour.</text:span></text:p>
      <text:p text:style-name="P1"/>
      <text:p text:style-name="P2">Ma curiosité et ma soif d’apprendre des expériences des autres me motivent constamment à m’investir au meilleur de mes capacités dans toutes mes collaborations. <text:span text:style-name="T3">Je cherche continuellement à agrandir mes compétences dans le FrontEnd et BackEnd afin d’être le plus autonome, dynamique et efficace possibl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9:48:02.838114032</meta:creation-date>
    <dc:date>2019-10-22T10:51:13.584141614</dc:date>
    <meta:editing-duration>PT12M29S</meta:editing-duration>
    <meta:editing-cycles>1</meta:editing-cycles>
    <meta:document-statistic meta:table-count="0" meta:image-count="0" meta:object-count="0" meta:page-count="1" meta:paragraph-count="2" meta:word-count="83" meta:character-count="524" meta:non-whitespace-character-count="441"/>
    <meta:generator>LibreOffice/6.0.7.3$Linux_X86_64 LibreOffice_project/00m0$Build-3</meta:generator>
  </office:meta>
</office:document-meta>
</file>